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5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handout.</text:p>
          </draw:text-box>
        </draw:frame>
      </draw:page>
      <draw:page draw:name="page2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handout2.</text:p>
          </draw:text-box>
        </draw:frame>
      </draw:page>
      <draw:page draw:name="page3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handout3.</text:p>
          </draw:text-box>
        </draw:frame>
      </draw:page>
      <draw:page draw:name="page4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This is an example of presentation shape used as the class of handout4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10cm"/>
    </style:presentation-page-layout>
    <style:presentation-page-layout style:name="layout2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handout-master presentation:presentation-page-layout-name="layout2" style:page-layout-name="PageLayout-1">
      <draw:page-thumbnail svg:width="9.067cm" svg:height="6.8cm" svg:x="3.149cm" svg:y="3.022cm" draw:page-number="1"/>
      <draw:page-thumbnail svg:width="9.067cm" svg:height="6.8cm" svg:x="15.722cm" svg:y="3.022cm" draw:page-number="2"/>
      <draw:page-thumbnail svg:width="9.067cm" svg:height="6.8cm" svg:x="3.149cm" svg:y="11.766cm" draw:page-number="3"/>
      <draw:page-thumbnail svg:width="9.067cm" svg:height="6.8cm" svg:x="15.722cm" svg:y="11.766cm" draw:page-number="4"/>
    </style:handout-master>
    <style:master-page style:name="Standard" style:page-layout-name="PageLayout-1">
 
 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